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" manifest:full-path="ObjectReplacements/Object 1"/>
  <manifest:file-entry manifest:media-type="" manifest:full-path="ObjectReplacements/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line-height="100%"/>
      <style:text-properties fo:font-size="9pt" fo:font-weight="bold" style:font-size-asian="9pt" style:font-weight-asian="bold" style:font-size-complex="9pt" style:font-weight-complex="bold"/>
    </style:style>
    <style:style style:name="P2" style:family="paragraph" style:parent-style-name="Text_20_body">
      <style:paragraph-properties fo:line-height="100%"/>
    </style:style>
    <style:style style:name="P3" style:family="paragraph" style:parent-style-name="Text_20_body">
      <style:paragraph-properties fo:line-height="100%"/>
      <style:text-properties fo:font-size="11pt" fo:font-weight="bold" style:font-size-asian="11pt" style:font-weight-asian="bold" style:font-size-complex="11pt" style:font-weight-complex="bold"/>
    </style:style>
    <style:style style:name="P4" style:family="paragraph" style:parent-style-name="Title">
      <style:paragraph-properties fo:line-height="100%"/>
    </style:style>
    <style:style style:name="P5" style:family="paragraph" style:parent-style-name="Text_20_body" style:list-style-name="L1">
      <style:paragraph-properties fo:line-height="100%"/>
    </style:style>
    <style:style style:name="P6" style:family="paragraph" style:parent-style-name="Text_20_body" style:list-style-name="L2">
      <style:paragraph-properties fo:line-height="100%"/>
    </style:style>
    <style:style style:name="P7" style:family="paragraph" style:parent-style-name="Text_20_body" style:list-style-name="L1">
      <style:paragraph-properties fo:line-height="100%"/>
      <style:text-properties fo:font-weight="normal" style:font-weight-asian="normal" style:font-weight-complex="normal"/>
    </style:style>
    <style:style style:name="T1" style:family="text">
      <style:text-properties fo:font-size="10pt" style:font-size-asian="10pt" style:font-size-complex="10pt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style-name="Bullet_20_Symbols" style:num-prefix=" " style:num-suffix=" 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style-name="Bullet_20_Symbols" style:num-prefix=" " style:num-suffix=" 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Minimal OpenRISC System on Chip</text:p>
      <text:p text:style-name="P4">How To</text:p>
      <text:h text:style-name="Heading_20_1" text:outline-level="1">Compile Software</text:h>
      <text:list xml:id="list285508667" text:style-name="L1">
        <text:list-item>
          <text:p text:style-name="P5">inside of sw/utils make clean, make all</text:p>
        </text:list-item>
        <text:list-item>
          <text:p text:style-name="P5">inside of sw/support make clean, make all</text:p>
        </text:list-item>
        <text:list-item>
          <text:p text:style-name="P5">inside of sw/drivers make clean, make all</text:p>
        </text:list-item>
        <text:list-item>
          <text:p text:style-name="P5">inside of the target software (e.g. sw/uart) make clean, make all</text:p>
        </text:list-item>
      </text:list>
      <text:h text:style-name="Heading_20_1" text:outline-level="1">Simulation</text:h>
      <text:list xml:id="list1876376853" text:continue-list="list285508667" text:style-name="L1">
        <text:list-item text:start-value="1">
          <text:p text:style-name="P7">configure minsoc/rtl/verilog/adv_debug_sys/Hardware/adv_dbg_if/rtl/verilog/adbg_defines.v</text:p>
          <text:list>
            <text:list-item>
              <text:p text:style-name="P7">comment out, “`define DBG_JSP_SUPPORTED”</text:p>
            </text:list-item>
          </text:list>
        </text:list-item>
        <text:list-item>
          <text:p text:style-name="P5">command to start testbench and select firmware</text:p>
          <text:list>
            <text:list-item>
              <text:p text:style-name="P5">from minsoc/sim/run/</text:p>
              <text:list>
                <text:list-item>
                  <text:p text:style-name="P5">./generate_bench</text:p>
                </text:list-item>
                <text:list-item>
                  <text:p text:style-name="P5">./run_bench &lt;your_firmware.hex&gt;</text:p>
                  <text:list>
                    <text:list-item>
                      <text:p text:style-name="P5">./run_bench ../../sw/uart/uart-nocache-twobyte-sizefirst.hex</text:p>
                    </text:list-item>
                  </text:list>
                </text:list-item>
              </text:list>
            </text:list-item>
          </text:list>
        </text:list-item>
      </text:list>
      <text:h text:style-name="Heading_20_1" text:outline-level="1">Synthesis</text:h>
      <text:list xml:id="list151837178" text:continue-list="list1876376853" text:style-name="L1">
        <text:list-item text:start-value="1">
          <text:p text:style-name="P5">configure minsoc/rtl/verilog/minsoc_defines.v (recommended values for different devices under synthesis_examples.pdf)</text:p>
          <text:list>
            <text:list-item>
              <text:p text:style-name="P5">Select your FPGA device by uncommenting its manufacturer and commenting all other manufacturers. Select then your FPGA model by uncommenting it in case you have a Xilinx FPGA, for Altera comment all out. </text:p>
            </text:list-item>
            <text:list-item>
              <text:p text:style-name="P5">`define MEMORY_ADR_WIDTH 13 defines the amount of memory you get. The depth is defined by <draw:frame draw:style-name="fr1" draw:name="Object1" text:anchor-type="as-char" svg:width="1.102in" svg:height="0.2075in" draw:z-index="0"><draw:object xlink:href="./Object 1" xlink:type="simple" xlink:show="embed" xlink:actuate="onLoad"/><draw:image xlink:href="./ObjectReplacements/Object 1" xlink:type="simple" xlink:show="embed" xlink:actuate="onLoad"/></draw:frame>, since its data width is 32 bits, the amount in Bytes is 4 times its depth. (this is not allowed to be less than 12, 11 is the memory block address width)</text:p>
            </text:list-item>
          </text:list>
        </text:list-item>
      </text:list>
      <text:p text:style-name="P3"><text:tab/>(if you change from 13, check FAQ-&gt;How to adapt the firmware to my implementation?)</text:p>
      <text:list xml:id="list247725595" text:continue-numbering="true" text:style-name="L1">
        <text:list-item>
          <text:list>
            <text:list-item>
              <text:p text:style-name="P5">choose a clock division for your global clock related to your design max speed by changing the definition: "`define CLOCK_DIVISOR 5". If you have an Altera device please use only even numbers for the division, odd numbers are going to be rounded down. </text:p>
            </text:list-item>
          </text:list>
        </text:list-item>
      </text:list>
      <text:p text:style-name="P1"><text:tab/><text:span text:style-name="T1">(if your resulting clock is not 25MHz, check FAQ-&gt;How to adapt the firmware to my implementation?)</text:span></text:p>
      <text:list xml:id="list676041405" text:continue-numbering="true" text:style-name="L1">
        <text:list-item>
          <text:list>
            <text:list-item>
              <text:p text:style-name="P5">Define your RESET polarity: uncomment "`define POSITIVE_RESET" for an active high reset or "`define NEGATIVE_RESET" for an active low reset and comment the other. </text:p>
            </text:list-item>
          </text:list>
        </text:list-item>
        <text:list-item>
          <text:p text:style-name="P7"><text:soft-page-break/>configure minsoc/rtl/verilog/adv_debug_sys/Hardware/adv_dbg_if/rtl/verilog/adbg_defines.v</text:p>
          <text:list>
            <text:list-item>
              <text:p text:style-name="P7">comment out, “`define DBG_JSP_SUPPORTED”</text:p>
            </text:list-item>
          </text:list>
        </text:list-item>
        <text:list-item>
          <text:p text:style-name="P5">define user constrains for system pinout (edit/create minsoc/backend/yourboard.ucf file)</text:p>
        </text:list-item>
        <text:list-item>
          <text:p text:style-name="P5">create project in project manager (ISE, Quartus), include all Verilog files under “minsoc/rtl/verilog” and subdirectories</text:p>
        </text:list-item>
        <text:list-item>
          <text:p text:style-name="P5">include the user constraint for system pinout (created on step 3) to your project on the project manager</text:p>
        </text:list-item>
        <text:list-item>
          <text:p text:style-name="P5">synthesize, P&amp;R and upload bitfile</text:p>
        </text:list-item>
      </text:list>
      <text:h text:style-name="Heading_20_1" text:outline-level="1">Software Upload and Debugging</text:h>
      <text:p text:style-name="P2">Upload software and debug for simulation and implementation using GDB</text:p>
      <text:list xml:id="list435102190" text:continue-list="list676041405" text:style-name="L1">
        <text:list-item text:start-value="1">
          <text:p text:style-name="P5">connect the cable to the selected JTAG TAP</text:p>
        </text:list-item>
        <text:list-item>
          <text:p text:style-name="P5">start adv_jtag_bridge</text:p>
          <text:list>
            <text:list-item>
              <text:p text:style-name="P5">cd ~/</text:p>
            </text:list-item>
            <text:list-item>
              <text:p text:style-name="P5">adv_jtag_bridge &lt;xpc3 | xess | usbblaster | xpc_usb | ft2232&gt;</text:p>
            </text:list-item>
          </text:list>
        </text:list-item>
      </text:list>
      <text:list xml:id="list1956524608" text:style-name="L2">
        <text:list-item>
          <text:list>
            <text:list-item>
              <text:list>
                <text:list-item>
                  <text:p text:style-name="P6">Note: if you run it under Linux and use cables xpc3 or xess, you have to run as superuser. You can bypass that, check out how on FAQ under, “I'm running adv_jtag_bridge under Linux. How do I use adv_jtag_bridge with xpc3 or xess cables in non-privileged mode?”</text:p>
                </text:list-item>
              </text:list>
            </text:list-item>
          </text:list>
        </text:list-item>
      </text:list>
      <text:list xml:id="list564862761" text:continue-list="list435102190" text:style-name="L1">
        <text:list-item>
          <text:list>
            <text:list-item>
              <text:p text:style-name="P5">Let the program running and open another terminal</text:p>
            </text:list-item>
          </text:list>
        </text:list-item>
        <text:list-item>
          <text:p text:style-name="P5">Open a terminal program (e.g. gtkterm) </text:p>
          <text:list>
            <text:list-item>
              <text:p text:style-name="P5">configure port to a serial port connected to your board</text:p>
            </text:list-item>
            <text:list-item>
              <text:p text:style-name="P5">configure bitrate to 115200</text:p>
            </text:list-item>
          </text:list>
        </text:list-item>
        <text:list-item>
          <text:p text:style-name="P5">start gdb, load firmware (example)</text:p>
          <text:list>
            <text:list-item>
              <text:p text:style-name="P5">cd minsoc/sw/uart</text:p>
            </text:list-item>
            <text:list-item>
              <text:p text:style-name="P5">or32-elf-gdb uart-nocache.or32</text:p>
            </text:list-item>
            <text:list-item>
              <text:p text:style-name="P5">target remote :9999</text:p>
            </text:list-item>
            <text:list-item>
              <text:p text:style-name="P5">load</text:p>
            </text:list-item>
            <text:list-item>
              <text:p text:style-name="P5">set $pc=0x100</text:p>
            </text:list-item>
            <text:list-item>
              <text:p text:style-name="P5">c</text:p>
            </text:list-item>
          </text:list>
        </text:list-item>
        <text:list-item>
          <text:p text:style-name="P5">Inside of gtkterm “Hello World.” should have appeared, if you press any key inside of gtkterm the processor will return the next alphabetical letter (press a, it returns b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left="0.2in" fo:margin-right="0.2in" fo:margin-top="0in" fo:margin-bottom="0.0835in" fo:text-align="justify" style:justify-single-word="false" fo:text-indent="0.2402in" style:auto-text-indent="false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8-12T14:30:08</meta:creation-date>
    <dc:date>2010-11-22T18:13:04</dc:date>
    <meta:editing-duration>PT26H20M43S</meta:editing-duration>
    <meta:editing-cycles>362</meta:editing-cycles>
    <meta:generator>OpenOffice.org/3.2$Linux OpenOffice.org_project/320m12$Build-9483</meta:generator>
    <dc:creator>Raul Fajardo</dc:creator>
    <meta:document-statistic meta:table-count="0" meta:image-count="0" meta:object-count="1" meta:page-count="2" meta:paragraph-count="48" meta:word-count="507" meta:character-count="326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sup>
      <math:mn>2</math:mn>
      <math:mi math:fontstyle="italic">MEMORYADRWIDTH</math:mi>
    </math:msup>
    <math:annotation math:encoding="StarMath 5.0">2^MEMORYADRWIDTH</math:annotation>
  </math:semantics>
</math:math>
</file>